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nentLifeCycle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LifeCycle.ComponentLifeCycle( AdminCommandsServiceMBean adminCommandsService , String actio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mponentLifeCycle.setView( String vie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LifeCycl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LifeCycle.get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LifeCycle.handleRequest( HttpServletRequest request , HttpServletResponse respons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